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9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id="id1" draw:layer="layout" svg:width="3cm" svg:height="2cm" svg:x="0.5cm" svg:y="0.2cm">
            <text:p text:style-name="P1"><text:span text:style-name="T1">coefoz_v2_3.nc</text:span></text:p>
            <text:p text:style-name="P1"><text:span text:style-name="T1">r(12, 45, 64)</text:span></text:p>
            <text:p text:style-name="P1"><text:span text:style-name="T1">P_net(12, 45, 64)</text:span></text:p>
            <text:p text:style-name="P1"><text:span text:style-name="T1">...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2" draw:id="id2" draw:layer="layout" svg:width="4cm" svg:height="1.5cm" svg:x="0.9cm" svg:y="3.2cm">
            <text:p text:style-name="P1"><text:span text:style-name="T1">regr_lat_time_coefoz</text:span></text:p>
            <text:p text:style-name="P1"><text:span text:style-name="T1">remaillage en latitude</text:span></text:p>
            <text:p text:style-name="P1"><text:span text:style-name="T1">et en temp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3" draw:id="id4" draw:layer="layout" svg:width="3.9cm" svg:height="2cm" svg:x="0.9cm" svg:y="5.7cm">
            <text:p text:style-name="P1"><text:span text:style-name="T2">coefoz_LMDZ.nc</text:span></text:p>
            <text:p text:style-name="P1"><text:span text:style-name="T2">r(360, 45, jjm + 1)</text:span></text:p>
            <text:p text:style-name="P1"><text:span text:style-name="T2">P_net(360, 45, </text:span><text:span text:style-name="T2">jjm + 1)</text:span></text:p>
            <text:p text:style-name="P1"><text:span text:style-name="T2">...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3" draw:id="id3" draw:layer="layout" svg:width="1.5cm" svg:height="1cm" svg:x="3.9cm" svg:y="0.4cm">
            <text:p text:style-name="P1"><text:span text:style-name="T2">rlatv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2" draw:text-style-name="P3" draw:layer="layout" draw:type="line" svg:x1="1.999cm" svg:y1="2.081cm" svg:x2="2.899cm" svg:y2="3.2cm" draw:start-shape="id1" draw:start-glue-point="6" draw:end-shape="id2" draw:end-glue-point="4">
            <text:p/>
          </draw:connector>
          <draw:connector draw:style-name="gr2" draw:text-style-name="P3" draw:layer="layout" draw:type="line" svg:x1="4.649cm" svg:y1="1.4cm" svg:x2="2.899cm" svg:y2="3.2cm" draw:start-shape="id3" draw:start-glue-point="8" draw:end-shape="id2" draw:end-glue-point="4">
            <text:p/>
          </draw:connector>
          <draw:connector draw:style-name="gr2" draw:text-style-name="P3" draw:layer="layout" draw:type="line" svg:x1="2.899cm" svg:y1="4.7cm" svg:x2="2.849cm" svg:y2="5.7cm" draw:start-shape="id2" draw:start-glue-point="6" draw:end-shape="id4" draw:end-glue-point="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2-28T16:01:41</meta:creation-date>
    <dc:date>2008-04-28T18:19:02</dc:date>
    <dc:language>fr-FR</dc:language>
    <meta:editing-cycles>8</meta:editing-cycles>
    <meta:editing-duration>PT7H21M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